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able_20_Contents">
      <style:text-properties officeooo:rsid="000f2ffc" officeooo:paragraph-rsid="000cf989"/>
    </style:style>
    <style:style style:name="P6" style:family="paragraph" style:parent-style-name="Table_20_Contents">
      <style:text-properties officeooo:rsid="000fd3c5" officeooo:paragraph-rsid="000fd3c5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a963" officeooo:paragraph-rsid="0013ec03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>
      <style:text-properties officeooo:rsid="001198c4" officeooo:paragraph-rsid="001198c4"/>
    </style:style>
    <style:style style:name="P11" style:family="paragraph" style:parent-style-name="Azione_20_sistema">
      <style:text-properties officeooo:rsid="000fe73a" officeooo:paragraph-rsid="000fe73a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fo:font-weight="normal" officeooo:rsid="0012a0a3" officeooo:paragraph-rsid="0012a0a3" style:font-weight-asian="normal" style:font-weight-complex="normal"/>
    </style:style>
    <style:style style:name="P13" style:family="paragraph" style:parent-style-name="Table_20_Contents">
      <style:text-properties officeooo:rsid="00251d27" officeooo:paragraph-rsid="000dd021"/>
    </style:style>
    <style:style style:name="P14" style:family="paragraph" style:parent-style-name="Azione_20_attore" style:list-style-name="Numerazione_20_UC">
      <style:text-properties officeooo:rsid="000cf989" officeooo:paragraph-rsid="000fe73a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Azione_20_attore">
      <style:text-properties fo:font-weight="normal" officeooo:rsid="000fe73a" officeooo:paragraph-rsid="000fe73a" style:font-weight-asian="normal" style:font-weight-complex="normal"/>
    </style:style>
    <style:style style:name="P17" style:family="paragraph" style:parent-style-name="Azione_20_attore">
      <style:text-properties fo:font-weight="normal" officeooo:rsid="0012a0a3" officeooo:paragraph-rsid="0012a0a3" style:font-weight-asian="normal" style:font-weight-complex="normal"/>
    </style:style>
    <style:style style:name="P18" style:family="paragraph" style:parent-style-name="Azione_20_attore">
      <style:text-properties officeooo:rsid="000fe73a" officeooo:paragraph-rsid="000fe73a"/>
    </style:style>
    <style:style style:name="P19" style:family="paragraph" style:parent-style-name="Standard" style:list-style-name="L1">
      <style:text-properties officeooo:rsid="000e27c0" officeooo:paragraph-rsid="000fd3c5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0fe73a" style:font-weight-asian="normal" style:font-weight-complex="normal"/>
    </style:style>
    <style:style style:name="T6" style:family="text">
      <style:text-properties fo:font-weight="normal" officeooo:rsid="0012a0a3" style:font-weight-asian="normal" style:font-weight-complex="normal"/>
    </style:style>
    <style:style style:name="T7" style:family="text">
      <style:text-properties fo:font-weight="bold" officeooo:rsid="0012f53f" style:font-weight-asian="bold" style:font-weight-complex="bold"/>
    </style:style>
    <style:style style:name="T8" style:family="text">
      <style:text-properties fo:font-weight="bold" officeooo:rsid="000fe73a" style:font-weight-asian="bold" style:font-weight-complex="bold"/>
    </style:style>
    <style:style style:name="T9" style:family="text">
      <style:text-properties fo:font-weight="bold" officeooo:rsid="0012a0a3" style:font-weight-asian="bold" style:font-weight-complex="bold"/>
    </style:style>
    <style:style style:name="T10" style:family="text">
      <style:text-properties officeooo:rsid="000db710"/>
    </style:style>
    <style:style style:name="T11" style:family="text">
      <style:text-properties officeooo:rsid="000fe73a"/>
    </style:style>
    <style:style style:name="T12" style:family="text">
      <style:text-properties officeooo:rsid="001198c4"/>
    </style:style>
    <style:style style:name="T13" style:family="text">
      <style:text-properties officeooo:rsid="0012a0a3"/>
    </style:style>
    <style:style style:name="T14" style:family="text">
      <style:text-properties officeooo:rsid="000dd021"/>
    </style:style>
    <style:style style:name="T15" style:family="text">
      <style:text-properties officeooo:rsid="0015226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2">M</text:span>odifica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20996" text:style-name="Numerazione_20_UC">
              <text:list-item text:start-value="1">
                <text:p text:style-name="P14"><text:span text:style-name="T3">L'utente </text:span><text:span text:style-name="T10"><text:s/>accede alla sezione Questionari </text:span><text:span text:style-name="T3">(</text:span><text:span text:style-name="T4">include</text:span><text:span text:style-name="T7"> Visualizza Questionari </text:span><text:span text:style-name="T4">)</text:span></text:p>
              </text:list-item>
              <text:list-item>
                <text:p text:style-name="P10">Il sistema mostra all'utente la lista dei questionari</text:p>
                <text:p text:style-name="P16"/>
              </text:list-item>
              <text:list-item>
                <text:p text:style-name="P18">L'utente <text:span text:style-name="T13">seleziona un questionario</text:span></text:p>
              </text:list-item>
              <text:list-item>
                <text:p text:style-name="P11">Il sistema <text:span text:style-name="T13">visualizza i dettagli del questionario(</text:span><text:span text:style-name="T9">include Visualizza Dettagli Questionario</text:span><text:span text:style-name="T6">)</text:span></text:p>
              </text:list-item>
              <text:list-item>
                <text:p text:style-name="P17">L'utente modifica i campi desiderati</text:p>
                <text:p text:style-name="P12">8.L'utente sottomette la modifica effettuata</text:p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e mostra all'utente il questionario modificato (</text:span><text:span text:style-name="T8">include Visualizza Dettagli Questionario 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/>
            <text:list xml:id="list42203388" text:style-name="L1">
              <text:list-item>
                <text:p text:style-name="P19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>L'operazione <text:span text:style-name="T15">di salvataggio delle modifiche apportate</text:span> non dovrà richi<text:span text:style-name="T14">e</text:span>dere piu' di <text:span text:style-name="T15">4 </text:span>secondi</text:p>
          </table:table-cell>
        </table:table-row>
      </table:table>
      <text:p text:style-name="P9"/>
      <text:p text:style-name="P7"><text:span text:style-name="T12">M</text:span>odifica 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11</meta:editing-cycles>
    <meta:generator>LibreOffice/3.6$Windows_x86 LibreOffice_project/da8c1e6-fd468f4-454e206-f42a4a9-143cfd</meta:generator>
    <dc:date>2012-10-22T22:08:41.90</dc:date>
    <meta:document-statistic meta:table-count="1" meta:image-count="0" meta:object-count="0" meta:page-count="1" meta:paragraph-count="21" meta:word-count="133" meta:character-count="971" meta:non-whitespace-character-count="864"/>
  </office:meta>
</office:document-meta>
</file>